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a xlink:href="http://www.sueddeutsche.de/"><text:span text:style-name="Hyperlink">http://www.sueddeuts</text:span></text:a>che.de/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8</dc:date>
    <meta:editing-cycles>2</meta:editing-cycles>
    <meta:editing-duration>PT0.014S</meta:editing-duration>
  </office:meta>
</office:document-meta>
</file>